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4.75cm" fo:min-width="6.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1.5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0.5cm" loext:decorative="false"/>
      <style:paragraph-properties style:writing-mode="lr-tb"/>
    </style:style>
    <style:style style:name="gr6" style:family="graphic" style:parent-style-name="objectwithoutfill">
      <style:graphic-properties draw:marker-end="Linienspitzen_20_1" draw:marker-end-width="0.3cm" draw:fill="none" draw:textarea-vertical-align="middle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1.75cm" fo:min-width="3.212cm" loext:decorative="false"/>
      <style:paragraph-properties style:writing-mode="lr-tb"/>
    </style:style>
    <style:style style:name="gr8" style:family="graphic" style:parent-style-name="objectwithoutfill">
      <style:graphic-properties draw:marker-end="Linienspitzen_20_5" draw:marker-end-width="0.3cm" draw:fill="none" draw:textarea-vertical-align="middle" loext:decorative="false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gr10" style:family="graphic" style:parent-style-name="objectwithoutfill">
      <style:graphic-properties draw:marker-end="Linienspitzen_20_2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Linienspitzen_20_3" draw:marker-end-width="0.3cm"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 loext:decorative="false"/>
      <style:paragraph-properties style:writing-mode="lr-tb"/>
    </style:style>
    <style:style style:name="gr13" style:family="graphic" style:parent-style-name="objectwithoutfill">
      <style:graphic-properties draw:marker-end="Linienspitzen_20_4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Linienspitzen_20_6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Linienspitzen_20_7" draw:marker-end-width="0.3cm" draw:fill="none" draw:textarea-vertical-align="middl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5pt" style:font-size-asian="15pt" style:font-size-complex="15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Bsp. 1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2" draw:text-style-name="P2" draw:layer="layout" svg:width="7cm" svg:height="5cm" svg:x="17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886cm" svg:height="9.387cm" svg:x="21.73cm" svg:y="0.1cm">
          <draw:text-box>
            <text:p><text:span text:style-name="T1">class MyApp {</text:span></text:p>
            <text:p><text:span text:style-name="T1"><text:s text:c="3"/>…</text:span><text:span text:style-name="T1">main… {</text:span></text:p>
            <text:p><text:span text:style-name="T1"><text:s text:c="7"/></text:span></text:p>
            <text:p><text:span text:style-name="T1"><text:s text:c="7"/></text:span><text:span text:style-name="T1">m();</text:span></text:p>
            <text:p><text:span text:style-name="T1"><text:s text:c="3"/></text:span><text:span text:style-name="T1">}</text:span></text:p>
            <text:p/>
            <text:p><text:span text:style-name="T1"><text:s text:c="3"/></text:span><text:span text:style-name="T1">static String m() {</text:span></text:p>
            <text:p><text:span text:style-name="T1"><text:s text:c="7"/></text:span><text:span text:style-name="T1">String s = "mo";</text:span></text:p>
            <text:p><text:span text:style-name="T1"><text:s text:c="7"/></text:span><text:span text:style-name="T1">String s2 = s;</text:span></text:p>
            <text:p text:style-name="P3"><text:span text:style-name="T1"><text:s text:c="7"/></text:span><text:span text:style-name="T1">String s3 = "mo";</text:span></text:p>
            <text:p><text:span text:style-name="T1"><text:s text:c="7"/></text:span><text:span text:style-name="T1">String s4 = att; <text:s text:c="6"/></text:span></text:p>
            <text:p><text:span text:style-name="T1"><text:s text:c="7"/></text:span><text:span text:style-name="T1">return s.toString();</text:span></text:p>
            <text:p><text:span text:style-name="T1"><text:s text:c="3"/></text:span><text:span text:style-name="T1">}</text:span></text:p>
            <text:p/>
            <text:p><text:span text:style-name="T1"><text:s text:c="3"/></text:span><text:span text:style-name="T1">static String att = "mo";</text:span></text:p>
            <text:p><text:span text:style-name="T1">}</text:span></text:p>
          </draw:text-box>
        </draw:frame>
        <draw:frame draw:style-name="gr3" draw:text-style-name="P5" draw:layer="layout" svg:width="13.6cm" svg:height="5.201cm" svg:x="2.972cm" svg:y="0.272cm">
          <draw:text-box>
            <text:p><text:span text:style-name="T2">Anwendung wird so gestartet:</text:span></text:p>
            <text:p/>
            <text:p><text:span text:style-name="T2"><text:s text:c="6"/></text:span><text:span text:style-name="T2">java MyApp</text:span></text:p>
            <text:p/>
            <text:p><text:span text:style-name="T2">Die JVM lädt die Klasse MyApp.</text:span></text:p>
            <text:p><text:span text:style-name="T2">Die JVM erweitert dabei den String-Pool mit den</text:span></text:p>
            <text:p><text:span text:style-name="T2">Strings, die aus Literalen der Klasse entstehen.</text:span></text:p>
            <text:p><text:span text:style-name="T2">Das Class-Objekt der Klasse MyApp wird auch erzeugt.</text:span></text:p>
          </draw:text-box>
        </draw:frame>
        <draw:custom-shape draw:style-name="gr4" draw:text-style-name="P7" draw:layer="layout" svg:width="2cm" svg:height="1cm" svg:x="18.888cm" svg:y="11.61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1.611cm" svg:height="0.725cm" svg:x="20cm" svg:y="11cm">
          <draw:text-box>
            <text:p><text:span text:style-name="T3">String</text:span></text:p>
          </draw:text-box>
        </draw:frame>
        <draw:custom-shape draw:style-name="gr5" draw:text-style-name="P7" draw:layer="layout" svg:width="1cm" svg:height="1cm" svg:x="21.6cm" svg:y="12cm">
          <text:p text:style-name="P6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cm" svg:height="1cm" svg:x="21.6cm" svg:y="13cm">
          <text:p text:style-name="P6"><text:span text:style-name="T3">o</text:span>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1.543cm" svg:height="0.725cm" svg:x="21.701cm" svg:y="11.401cm">
          <draw:text-box>
            <text:p><text:span text:style-name="T3">byte[]</text:span></text:p>
          </draw:text-box>
        </draw:frame>
        <draw:line draw:style-name="gr6" draw:text-style-name="P9" draw:layer="layout" svg:x1="20.5cm" svg:y1="12.2cm" svg:x2="21.6cm" svg:y2="12.7cm">
          <text:p/>
        </draw:line>
        <draw:frame draw:style-name="gr3" draw:text-style-name="P10" draw:layer="layout" svg:width="3.635cm" svg:height="0.962cm" svg:x="16.5cm" svg:y="9.5cm">
          <draw:text-box>
            <text:p>String-Pool</text:p>
          </draw:text-box>
        </draw:frame>
        <draw:custom-shape draw:style-name="gr7" draw:text-style-name="P7" draw:layer="layout" svg:width="3.712cm" svg:height="2cm" svg:x="5.288cm" svg:y="13cm">
          <text:p text:style-name="P6"><text:span text:style-name="T3">name ="MyApp"</text:span></text:p>
          <text:p text:style-name="P6"><text:span text:style-name="T3">att</text:span></text:p>
          <text:p text:style-name="P6"><text:span text:style-name="T3">...</text:span>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1.56cm" svg:height="0.725cm" svg:x="8.2cm" svg:y="12.507cm">
          <draw:text-box>
            <text:p><text:span text:style-name="T3">Class</text:span></text:p>
          </draw:text-box>
        </draw:frame>
        <draw:line draw:style-name="gr8" draw:text-style-name="P9" draw:layer="layout" svg:x1="7.5cm" svg:y1="14cm" svg:x2="18.888cm" svg:y2="12.5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custom-shape draw:style-name="gr2" draw:text-style-name="P2" draw:layer="layout" svg:width="7cm" svg:height="5cm" svg:x="17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886cm" svg:height="9.387cm" svg:x="21.73cm" svg:y="0.1cm">
          <draw:text-box>
            <text:p><text:span text:style-name="T1">class MyApp {</text:span></text:p>
            <text:p><text:span text:style-name="T1"><text:s text:c="3"/>…</text:span><text:span text:style-name="T4">main</text:span><text:span text:style-name="T1">… {</text:span></text:p>
            <text:p><text:span text:style-name="T1"><text:s text:c="7"/></text:span></text:p>
            <text:p><text:span text:style-name="T1"><text:s text:c="7"/></text:span><text:span text:style-name="T1">m();</text:span></text:p>
            <text:p><text:span text:style-name="T1"><text:s text:c="3"/></text:span><text:span text:style-name="T1">}</text:span></text:p>
            <text:p/>
            <text:p><text:span text:style-name="T1"><text:s text:c="3"/></text:span><text:span text:style-name="T1">static String m() {</text:span></text:p>
            <text:p><text:span text:style-name="T1"><text:s text:c="7"/></text:span><text:span text:style-name="T1">String s = "mo";</text:span></text:p>
            <text:p><text:span text:style-name="T1"><text:s text:c="7"/></text:span><text:span text:style-name="T1">String s2 = s;</text:span></text:p>
            <text:p text:style-name="P3"><text:span text:style-name="T1"><text:s text:c="7"/></text:span><text:span text:style-name="T1">String s3 = "mo";</text:span></text:p>
            <text:p><text:span text:style-name="T1"><text:s text:c="7"/></text:span><text:span text:style-name="T1">String s4 = att; <text:s text:c="6"/></text:span></text:p>
            <text:p><text:span text:style-name="T1"><text:s text:c="7"/></text:span><text:span text:style-name="T1">return s.toString();</text:span></text:p>
            <text:p><text:span text:style-name="T1"><text:s text:c="3"/></text:span><text:span text:style-name="T1">}</text:span></text:p>
            <text:p/>
            <text:p><text:span text:style-name="T1"><text:s text:c="3"/></text:span><text:span text:style-name="T1">static String att = "mo";</text:span></text:p>
            <text:p><text:span text:style-name="T1">}</text:span></text:p>
          </draw:text-box>
        </draw:frame>
        <draw:frame draw:style-name="gr3" draw:text-style-name="P5" draw:layer="layout" svg:width="11.183cm" svg:height="0.839cm" svg:x="2.972cm" svg:y="0.272cm">
          <draw:text-box>
            <text:p><text:span text:style-name="T2">Jetzt kann die JVM die main-Methode starten</text:span></text:p>
          </draw:text-box>
        </draw:frame>
        <draw:custom-shape draw:style-name="gr4" draw:text-style-name="P7" draw:layer="layout" svg:width="2cm" svg:height="1cm" svg:x="18.888cm" svg:y="11.61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1.611cm" svg:height="0.725cm" svg:x="20cm" svg:y="11cm">
          <draw:text-box>
            <text:p><text:span text:style-name="T3">String</text:span></text:p>
          </draw:text-box>
        </draw:frame>
        <draw:custom-shape draw:style-name="gr5" draw:text-style-name="P7" draw:layer="layout" svg:width="1cm" svg:height="1cm" svg:x="21.6cm" svg:y="12cm">
          <text:p text:style-name="P6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cm" svg:height="1cm" svg:x="21.6cm" svg:y="13cm">
          <text:p text:style-name="P6"><text:span text:style-name="T3">o</text:span>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1.543cm" svg:height="0.725cm" svg:x="21.701cm" svg:y="11.401cm">
          <draw:text-box>
            <text:p><text:span text:style-name="T3">byte[]</text:span></text:p>
          </draw:text-box>
        </draw:frame>
        <draw:line draw:style-name="gr6" draw:text-style-name="P9" draw:layer="layout" svg:x1="20.5cm" svg:y1="12.2cm" svg:x2="21.6cm" svg:y2="12.7cm">
          <text:p/>
        </draw:line>
        <draw:frame draw:style-name="gr3" draw:text-style-name="P10" draw:layer="layout" svg:width="3.635cm" svg:height="0.962cm" svg:x="16.5cm" svg:y="9.5cm">
          <draw:text-box>
            <text:p>String-Pool</text:p>
          </draw:text-box>
        </draw:frame>
        <draw:line draw:style-name="gr9" draw:text-style-name="P9" draw:layer="layout" svg:x1="2cm" svg:y1="0.5cm" svg:x2="2cm" svg:y2="15.75cm">
          <text:p/>
        </draw:line>
        <draw:frame draw:style-name="gr3" draw:text-style-name="P11" draw:layer="layout" svg:width="1.992cm" svg:height="0.763cm" svg:x="0.1cm" svg:y="1.3cm">
          <draw:text-box>
            <text:p><text:span text:style-name="T5">STACK</text:span></text:p>
          </draw:text-box>
        </draw:frame>
        <draw:custom-shape draw:style-name="gr7" draw:text-style-name="P7" draw:layer="layout" svg:width="3.712cm" svg:height="2cm" svg:x="5.288cm" svg:y="12.946cm">
          <text:p text:style-name="P6"><text:span text:style-name="T3">name ="MyApp"</text:span></text:p>
          <text:p text:style-name="P6"><text:span text:style-name="T3">att</text:span></text:p>
          <text:p text:style-name="P6"><text:span text:style-name="T3">...</text:span>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1.56cm" svg:height="0.725cm" svg:x="8.2cm" svg:y="12.453cm">
          <draw:text-box>
            <text:p><text:span text:style-name="T3">Class</text:span></text:p>
          </draw:text-box>
        </draw:frame>
        <draw:line draw:style-name="gr8" draw:text-style-name="P9" draw:layer="layout" svg:x1="7.5cm" svg:y1="13.946cm" svg:x2="18.888cm" svg:y2="12.446cm">
          <text:p/>
        </draw:lin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custom-shape draw:style-name="gr2" draw:text-style-name="P2" draw:layer="layout" svg:width="7cm" svg:height="5cm" svg:x="17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886cm" svg:height="9.387cm" svg:x="21.73cm" svg:y="0.1cm">
          <draw:text-box>
            <text:p><text:span text:style-name="T1">class MyApp {</text:span></text:p>
            <text:p><text:span text:style-name="T1"><text:s text:c="3"/>…</text:span><text:span text:style-name="T6">main</text:span><text:span text:style-name="T1">… {</text:span></text:p>
            <text:p><text:span text:style-name="T1"><text:s text:c="7"/></text:span></text:p>
            <text:p><text:span text:style-name="T4"><text:s text:c="7"/></text:span><text:span text:style-name="T4">m();</text:span></text:p>
            <text:p><text:span text:style-name="T1"><text:s text:c="3"/></text:span><text:span text:style-name="T1">}</text:span></text:p>
            <text:p/>
            <text:p><text:span text:style-name="T1"><text:s text:c="3"/></text:span><text:span text:style-name="T1">static String </text:span><text:span text:style-name="T4">m()</text:span><text:span text:style-name="T1"> {</text:span></text:p>
            <text:p><text:span text:style-name="T1"><text:s text:c="7"/></text:span><text:span text:style-name="T1">String s = "mo";</text:span></text:p>
            <text:p><text:span text:style-name="T1"><text:s text:c="7"/></text:span><text:span text:style-name="T1">String s2 = s;</text:span></text:p>
            <text:p text:style-name="P3"><text:span text:style-name="T1"><text:s text:c="7"/></text:span><text:span text:style-name="T1">String s3 = "mo";</text:span></text:p>
            <text:p><text:span text:style-name="T1"><text:s text:c="7"/></text:span><text:span text:style-name="T1">String s4 = att; <text:s text:c="6"/></text:span></text:p>
            <text:p><text:span text:style-name="T1"><text:s text:c="7"/></text:span><text:span text:style-name="T1">return s.toString();</text:span></text:p>
            <text:p><text:span text:style-name="T1"><text:s text:c="3"/></text:span><text:span text:style-name="T1">}</text:span></text:p>
            <text:p/>
            <text:p><text:span text:style-name="T1"><text:s text:c="3"/></text:span><text:span text:style-name="T1">static String att = "mo";</text:span></text:p>
            <text:p><text:span text:style-name="T1">}</text:span></text:p>
          </draw:text-box>
        </draw:frame>
        <draw:custom-shape draw:style-name="gr4" draw:text-style-name="P7" draw:layer="layout" svg:width="2cm" svg:height="1cm" svg:x="18.888cm" svg:y="11.61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1.611cm" svg:height="0.725cm" svg:x="20cm" svg:y="11cm">
          <draw:text-box>
            <text:p><text:span text:style-name="T3">String</text:span></text:p>
          </draw:text-box>
        </draw:frame>
        <draw:custom-shape draw:style-name="gr5" draw:text-style-name="P7" draw:layer="layout" svg:width="1cm" svg:height="1cm" svg:x="21.6cm" svg:y="12cm">
          <text:p text:style-name="P6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cm" svg:height="1cm" svg:x="21.6cm" svg:y="13cm">
          <text:p text:style-name="P6"><text:span text:style-name="T3">o</text:span>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1.543cm" svg:height="0.725cm" svg:x="21.701cm" svg:y="11.401cm">
          <draw:text-box>
            <text:p><text:span text:style-name="T3">byte[]</text:span></text:p>
          </draw:text-box>
        </draw:frame>
        <draw:line draw:style-name="gr6" draw:text-style-name="P9" draw:layer="layout" svg:x1="20.5cm" svg:y1="12.2cm" svg:x2="21.6cm" svg:y2="12.7cm">
          <text:p/>
        </draw:line>
        <draw:frame draw:style-name="gr3" draw:text-style-name="P10" draw:layer="layout" svg:width="3.635cm" svg:height="0.962cm" svg:x="16.5cm" svg:y="9.5cm">
          <draw:text-box>
            <text:p>String-Pool</text:p>
          </draw:text-box>
        </draw:frame>
        <draw:line draw:style-name="gr9" draw:text-style-name="P9" draw:layer="layout" svg:x1="2cm" svg:y1="0.5cm" svg:x2="2cm" svg:y2="15.75cm">
          <text:p/>
        </draw:line>
        <draw:frame draw:style-name="gr3" draw:text-style-name="P11" draw:layer="layout" svg:width="1.992cm" svg:height="0.763cm" svg:x="0.1cm" svg:y="1.3cm">
          <draw:text-box>
            <text:p><text:span text:style-name="T5">STACK</text:span></text:p>
          </draw:text-box>
        </draw:frame>
        <draw:line draw:style-name="gr10" draw:text-style-name="P9" draw:layer="layout" svg:x1="23.5cm" svg:y1="2.5cm" svg:x2="25.5cm" svg:y2="4cm">
          <text:p/>
        </draw:line>
        <draw:custom-shape draw:style-name="gr7" draw:text-style-name="P7" draw:layer="layout" svg:width="3.712cm" svg:height="2cm" svg:x="5.288cm" svg:y="12.946cm">
          <text:p text:style-name="P6"><text:span text:style-name="T3">name ="MyApp"</text:span></text:p>
          <text:p text:style-name="P6"><text:span text:style-name="T3">att</text:span></text:p>
          <text:p text:style-name="P6"><text:span text:style-name="T3">...</text:span>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1.56cm" svg:height="0.725cm" svg:x="8.2cm" svg:y="12.453cm">
          <draw:text-box>
            <text:p><text:span text:style-name="T3">Class</text:span></text:p>
          </draw:text-box>
        </draw:frame>
        <draw:line draw:style-name="gr8" draw:text-style-name="P9" draw:layer="layout" svg:x1="7.5cm" svg:y1="13.946cm" svg:x2="18.888cm" svg:y2="12.446cm">
          <text:p/>
        </draw:lin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custom-shape draw:style-name="gr2" draw:text-style-name="P2" draw:layer="layout" svg:width="7cm" svg:height="5cm" svg:x="17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886cm" svg:height="9.387cm" svg:x="21.73cm" svg:y="0.1cm">
          <draw:text-box>
            <text:p><text:span text:style-name="T1">class MyApp {</text:span></text:p>
            <text:p><text:span text:style-name="T1"><text:s text:c="3"/>…</text:span><text:span text:style-name="T6">main</text:span><text:span text:style-name="T1">… {</text:span></text:p>
            <text:p><text:span text:style-name="T1"><text:s text:c="7"/></text:span></text:p>
            <text:p><text:span text:style-name="T4"><text:s text:c="7"/></text:span><text:span text:style-name="T4">m();</text:span></text:p>
            <text:p><text:span text:style-name="T1"><text:s text:c="3"/></text:span><text:span text:style-name="T1">}</text:span></text:p>
            <text:p/>
            <text:p><text:span text:style-name="T1"><text:s text:c="3"/></text:span><text:span text:style-name="T1">static String </text:span><text:span text:style-name="T6">m()</text:span><text:span text:style-name="T1"> {</text:span></text:p>
            <text:p><text:span text:style-name="T4"><text:s text:c="7"/></text:span><text:span text:style-name="T4">String s = "mo";</text:span></text:p>
            <text:p><text:span text:style-name="T1"><text:s text:c="7"/></text:span><text:span text:style-name="T1">String s2 = s;</text:span></text:p>
            <text:p text:style-name="P3"><text:span text:style-name="T1"><text:s text:c="7"/></text:span><text:span text:style-name="T1">String s3 = "mo";</text:span></text:p>
            <text:p><text:span text:style-name="T1"><text:s text:c="7"/></text:span><text:span text:style-name="T1">String s4 = att; <text:s text:c="6"/></text:span></text:p>
            <text:p><text:span text:style-name="T1"><text:s text:c="7"/></text:span><text:span text:style-name="T1">return s.toString();</text:span></text:p>
            <text:p><text:span text:style-name="T1"><text:s text:c="3"/></text:span><text:span text:style-name="T1">}</text:span></text:p>
            <text:p/>
            <text:p><text:span text:style-name="T1"><text:s text:c="3"/></text:span><text:span text:style-name="T1">static String att = "mo";</text:span></text:p>
            <text:p><text:span text:style-name="T1">}</text:span></text:p>
          </draw:text-box>
        </draw:frame>
        <draw:custom-shape draw:style-name="gr4" draw:text-style-name="P7" draw:layer="layout" svg:width="2cm" svg:height="1cm" svg:x="18.888cm" svg:y="11.61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1.611cm" svg:height="0.725cm" svg:x="20cm" svg:y="11cm">
          <draw:text-box>
            <text:p><text:span text:style-name="T3">String</text:span></text:p>
          </draw:text-box>
        </draw:frame>
        <draw:custom-shape draw:style-name="gr5" draw:text-style-name="P7" draw:layer="layout" svg:width="1cm" svg:height="1cm" svg:x="21.6cm" svg:y="12cm">
          <text:p text:style-name="P6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cm" svg:height="1cm" svg:x="21.6cm" svg:y="13cm">
          <text:p text:style-name="P6"><text:span text:style-name="T3">o</text:span>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1.543cm" svg:height="0.725cm" svg:x="21.701cm" svg:y="11.401cm">
          <draw:text-box>
            <text:p><text:span text:style-name="T3">byte[]</text:span></text:p>
          </draw:text-box>
        </draw:frame>
        <draw:line draw:style-name="gr6" draw:text-style-name="P9" draw:layer="layout" svg:x1="20.5cm" svg:y1="12.2cm" svg:x2="21.6cm" svg:y2="12.7cm">
          <text:p/>
        </draw:line>
        <draw:frame draw:style-name="gr3" draw:text-style-name="P10" draw:layer="layout" svg:width="3.635cm" svg:height="0.962cm" svg:x="16.5cm" svg:y="9.5cm">
          <draw:text-box>
            <text:p>String-Pool</text:p>
          </draw:text-box>
        </draw:frame>
        <draw:line draw:style-name="gr9" draw:text-style-name="P9" draw:layer="layout" svg:x1="2cm" svg:y1="0.5cm" svg:x2="2cm" svg:y2="15.75cm">
          <text:p/>
        </draw:line>
        <draw:frame draw:style-name="gr3" draw:text-style-name="P11" draw:layer="layout" svg:width="1.992cm" svg:height="0.763cm" svg:x="0.1cm" svg:y="1.3cm">
          <draw:text-box>
            <text:p><text:span text:style-name="T5">STACK</text:span></text:p>
          </draw:text-box>
        </draw:frame>
        <draw:frame draw:style-name="gr3" draw:text-style-name="P10" draw:layer="layout" svg:width="0.82cm" svg:height="0.962cm" svg:x="0.5cm" svg:y="11.5cm">
          <draw:text-box>
            <text:p>s</text:p>
          </draw:text-box>
        </draw:frame>
        <draw:line draw:style-name="gr11" draw:text-style-name="P9" draw:layer="layout" svg:x1="1.32cm" svg:y1="12cm" svg:x2="18.888cm" svg:y2="12cm">
          <text:p/>
        </draw:line>
        <draw:custom-shape draw:style-name="gr7" draw:text-style-name="P7" draw:layer="layout" svg:width="3.712cm" svg:height="2cm" svg:x="5.288cm" svg:y="12.946cm">
          <text:p text:style-name="P6"><text:span text:style-name="T3">name ="MyApp"</text:span></text:p>
          <text:p text:style-name="P6"><text:span text:style-name="T3">att</text:span></text:p>
          <text:p text:style-name="P6"><text:span text:style-name="T3">...</text:span>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1.56cm" svg:height="0.725cm" svg:x="8.2cm" svg:y="12.453cm">
          <draw:text-box>
            <text:p><text:span text:style-name="T3">Class</text:span></text:p>
          </draw:text-box>
        </draw:frame>
        <draw:line draw:style-name="gr8" draw:text-style-name="P9" draw:layer="layout" svg:x1="7.5cm" svg:y1="13.946cm" svg:x2="18.888cm" svg:y2="12.446cm">
          <text:p/>
        </draw:lin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custom-shape draw:style-name="gr2" draw:text-style-name="P2" draw:layer="layout" svg:width="7cm" svg:height="5cm" svg:x="17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886cm" svg:height="9.387cm" svg:x="21.73cm" svg:y="0.1cm">
          <draw:text-box>
            <text:p><text:span text:style-name="T1">class MyApp {</text:span></text:p>
            <text:p><text:span text:style-name="T1"><text:s text:c="3"/>…</text:span><text:span text:style-name="T6">main</text:span><text:span text:style-name="T1">… {</text:span></text:p>
            <text:p><text:span text:style-name="T1"><text:s text:c="7"/></text:span></text:p>
            <text:p><text:span text:style-name="T4"><text:s text:c="7"/></text:span><text:span text:style-name="T4">m();</text:span></text:p>
            <text:p><text:span text:style-name="T1"><text:s text:c="3"/></text:span><text:span text:style-name="T1">}</text:span></text:p>
            <text:p/>
            <text:p><text:span text:style-name="T1"><text:s text:c="3"/></text:span><text:span text:style-name="T1">static String </text:span><text:span text:style-name="T6">m()</text:span><text:span text:style-name="T1"> {</text:span></text:p>
            <text:p><text:span text:style-name="T6"><text:s text:c="7"/></text:span><text:span text:style-name="T6">String s = "mo";</text:span></text:p>
            <text:p><text:span text:style-name="T4"><text:s text:c="7"/></text:span><text:span text:style-name="T4">String s2 = s;</text:span></text:p>
            <text:p text:style-name="P3"><text:span text:style-name="T1"><text:s text:c="7"/></text:span><text:span text:style-name="T1">String s3 = "mo";</text:span></text:p>
            <text:p><text:span text:style-name="T1"><text:s text:c="7"/></text:span><text:span text:style-name="T1">String s4 = att; <text:s text:c="6"/></text:span></text:p>
            <text:p><text:span text:style-name="T1"><text:s text:c="7"/></text:span><text:span text:style-name="T1">return s.toString();</text:span></text:p>
            <text:p><text:span text:style-name="T1"><text:s text:c="3"/></text:span><text:span text:style-name="T1">}</text:span></text:p>
            <text:p/>
            <text:p><text:span text:style-name="T1"><text:s text:c="3"/></text:span><text:span text:style-name="T1">static String att = "mo";</text:span></text:p>
            <text:p><text:span text:style-name="T1">}</text:span></text:p>
          </draw:text-box>
        </draw:frame>
        <draw:custom-shape draw:style-name="gr4" draw:text-style-name="P7" draw:layer="layout" svg:width="2cm" svg:height="1cm" svg:x="18.888cm" svg:y="11.61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1.611cm" svg:height="0.725cm" svg:x="20cm" svg:y="11cm">
          <draw:text-box>
            <text:p><text:span text:style-name="T3">String</text:span></text:p>
          </draw:text-box>
        </draw:frame>
        <draw:custom-shape draw:style-name="gr5" draw:text-style-name="P7" draw:layer="layout" svg:width="1cm" svg:height="1cm" svg:x="21.6cm" svg:y="12cm">
          <text:p text:style-name="P6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cm" svg:height="1cm" svg:x="21.6cm" svg:y="13cm">
          <text:p text:style-name="P6"><text:span text:style-name="T3">o</text:span>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1.543cm" svg:height="0.725cm" svg:x="21.701cm" svg:y="11.401cm">
          <draw:text-box>
            <text:p><text:span text:style-name="T3">byte[]</text:span></text:p>
          </draw:text-box>
        </draw:frame>
        <draw:line draw:style-name="gr6" draw:text-style-name="P9" draw:layer="layout" svg:x1="20.5cm" svg:y1="12.2cm" svg:x2="21.6cm" svg:y2="12.7cm">
          <text:p/>
        </draw:line>
        <draw:frame draw:style-name="gr3" draw:text-style-name="P10" draw:layer="layout" svg:width="3.635cm" svg:height="0.962cm" svg:x="16.5cm" svg:y="9.5cm">
          <draw:text-box>
            <text:p>String-Pool</text:p>
          </draw:text-box>
        </draw:frame>
        <draw:line draw:style-name="gr9" draw:text-style-name="P9" draw:layer="layout" svg:x1="2cm" svg:y1="0.5cm" svg:x2="2cm" svg:y2="15.75cm">
          <text:p/>
        </draw:line>
        <draw:frame draw:style-name="gr3" draw:text-style-name="P11" draw:layer="layout" svg:width="1.992cm" svg:height="0.763cm" svg:x="0.1cm" svg:y="1.3cm">
          <draw:text-box>
            <text:p><text:span text:style-name="T5">STACK</text:span></text:p>
          </draw:text-box>
        </draw:frame>
        <draw:frame draw:style-name="gr3" draw:text-style-name="P10" draw:layer="layout" svg:width="0.82cm" svg:height="0.962cm" svg:x="0.5cm" svg:y="11.5cm">
          <draw:text-box>
            <text:p>s</text:p>
          </draw:text-box>
        </draw:frame>
        <draw:line draw:style-name="gr11" draw:text-style-name="P9" draw:layer="layout" svg:x1="1.32cm" svg:y1="12cm" svg:x2="18.888cm" svg:y2="12cm">
          <text:p/>
        </draw:line>
        <draw:frame draw:style-name="gr12" draw:text-style-name="P10" draw:layer="layout" svg:width="1.5cm" svg:height="0.962cm" svg:x="0.5cm" svg:y="10.3cm">
          <draw:text-box>
            <text:p>s2</text:p>
          </draw:text-box>
        </draw:frame>
        <draw:line draw:style-name="gr13" draw:text-style-name="P9" draw:layer="layout" svg:x1="1.5cm" svg:y1="11cm" svg:x2="18.888cm" svg:y2="12cm">
          <text:p/>
        </draw:line>
        <draw:custom-shape draw:style-name="gr7" draw:text-style-name="P7" draw:layer="layout" svg:width="3.712cm" svg:height="2cm" svg:x="5.288cm" svg:y="12.946cm">
          <text:p text:style-name="P6"><text:span text:style-name="T3">name ="MyApp"</text:span></text:p>
          <text:p text:style-name="P6"><text:span text:style-name="T3">att</text:span></text:p>
          <text:p text:style-name="P6"><text:span text:style-name="T3">...</text:span>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1.56cm" svg:height="0.725cm" svg:x="8.2cm" svg:y="12.453cm">
          <draw:text-box>
            <text:p><text:span text:style-name="T3">Class</text:span></text:p>
          </draw:text-box>
        </draw:frame>
        <draw:line draw:style-name="gr8" draw:text-style-name="P9" draw:layer="layout" svg:x1="7.5cm" svg:y1="13.946cm" svg:x2="18.888cm" svg:y2="12.446cm">
          <text:p/>
        </draw:lin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custom-shape draw:style-name="gr2" draw:text-style-name="P2" draw:layer="layout" svg:width="7cm" svg:height="5cm" svg:x="17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886cm" svg:height="9.387cm" svg:x="21.73cm" svg:y="0.1cm">
          <draw:text-box>
            <text:p><text:span text:style-name="T1">class MyApp {</text:span></text:p>
            <text:p><text:span text:style-name="T1"><text:s text:c="3"/>…</text:span><text:span text:style-name="T6">main</text:span><text:span text:style-name="T1">… {</text:span></text:p>
            <text:p><text:span text:style-name="T1"><text:s text:c="7"/></text:span></text:p>
            <text:p><text:span text:style-name="T4"><text:s text:c="7"/></text:span><text:span text:style-name="T4">m();</text:span></text:p>
            <text:p><text:span text:style-name="T1"><text:s text:c="3"/></text:span><text:span text:style-name="T1">}</text:span></text:p>
            <text:p/>
            <text:p><text:span text:style-name="T1"><text:s text:c="3"/></text:span><text:span text:style-name="T1">static String </text:span><text:span text:style-name="T6">m()</text:span><text:span text:style-name="T1"> {</text:span></text:p>
            <text:p><text:span text:style-name="T6"><text:s text:c="7"/></text:span><text:span text:style-name="T6">String s = "mo";</text:span></text:p>
            <text:p><text:span text:style-name="T6"><text:s text:c="7"/></text:span><text:span text:style-name="T6">String s2 = s;</text:span></text:p>
            <text:p text:style-name="P3"><text:span text:style-name="T4"><text:s text:c="7"/></text:span><text:span text:style-name="T4">String s3 = "mo";</text:span></text:p>
            <text:p><text:span text:style-name="T1"><text:s text:c="7"/></text:span><text:span text:style-name="T1">String s4 = att; <text:s text:c="6"/></text:span></text:p>
            <text:p><text:span text:style-name="T1"><text:s text:c="7"/></text:span><text:span text:style-name="T1">return s.toString();</text:span></text:p>
            <text:p><text:span text:style-name="T1"><text:s text:c="3"/></text:span><text:span text:style-name="T1">}</text:span></text:p>
            <text:p/>
            <text:p><text:span text:style-name="T1"><text:s text:c="3"/></text:span><text:span text:style-name="T1">static String att = "mo";</text:span></text:p>
            <text:p><text:span text:style-name="T1">}</text:span></text:p>
          </draw:text-box>
        </draw:frame>
        <draw:custom-shape draw:style-name="gr4" draw:text-style-name="P7" draw:layer="layout" svg:width="2cm" svg:height="1cm" svg:x="18.888cm" svg:y="11.61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1.611cm" svg:height="0.725cm" svg:x="20cm" svg:y="11cm">
          <draw:text-box>
            <text:p><text:span text:style-name="T3">String</text:span></text:p>
          </draw:text-box>
        </draw:frame>
        <draw:custom-shape draw:style-name="gr5" draw:text-style-name="P7" draw:layer="layout" svg:width="1cm" svg:height="1cm" svg:x="21.6cm" svg:y="12cm">
          <text:p text:style-name="P6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cm" svg:height="1cm" svg:x="21.6cm" svg:y="13cm">
          <text:p text:style-name="P6"><text:span text:style-name="T3">o</text:span>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1.543cm" svg:height="0.725cm" svg:x="21.701cm" svg:y="11.401cm">
          <draw:text-box>
            <text:p><text:span text:style-name="T3">byte[]</text:span></text:p>
          </draw:text-box>
        </draw:frame>
        <draw:line draw:style-name="gr6" draw:text-style-name="P9" draw:layer="layout" svg:x1="20.5cm" svg:y1="12.2cm" svg:x2="21.6cm" svg:y2="12.7cm">
          <text:p/>
        </draw:line>
        <draw:frame draw:style-name="gr3" draw:text-style-name="P10" draw:layer="layout" svg:width="3.635cm" svg:height="0.962cm" svg:x="16.5cm" svg:y="9.5cm">
          <draw:text-box>
            <text:p>String-Pool</text:p>
          </draw:text-box>
        </draw:frame>
        <draw:line draw:style-name="gr9" draw:text-style-name="P9" draw:layer="layout" svg:x1="2cm" svg:y1="0.5cm" svg:x2="2cm" svg:y2="15.75cm">
          <text:p/>
        </draw:line>
        <draw:frame draw:style-name="gr3" draw:text-style-name="P11" draw:layer="layout" svg:width="1.992cm" svg:height="0.763cm" svg:x="0.1cm" svg:y="1.3cm">
          <draw:text-box>
            <text:p><text:span text:style-name="T5">STACK</text:span></text:p>
          </draw:text-box>
        </draw:frame>
        <draw:frame draw:style-name="gr3" draw:text-style-name="P10" draw:layer="layout" svg:width="0.82cm" svg:height="0.962cm" svg:x="0.5cm" svg:y="11.5cm">
          <draw:text-box>
            <text:p>s</text:p>
          </draw:text-box>
        </draw:frame>
        <draw:line draw:style-name="gr11" draw:text-style-name="P9" draw:layer="layout" svg:x1="1.32cm" svg:y1="12cm" svg:x2="18.888cm" svg:y2="12cm">
          <text:p/>
        </draw:line>
        <draw:frame draw:style-name="gr12" draw:text-style-name="P10" draw:layer="layout" svg:width="1.5cm" svg:height="0.962cm" svg:x="0.5cm" svg:y="10.3cm">
          <draw:text-box>
            <text:p>s2</text:p>
          </draw:text-box>
        </draw:frame>
        <draw:line draw:style-name="gr13" draw:text-style-name="P9" draw:layer="layout" svg:x1="1.5cm" svg:y1="11cm" svg:x2="18.888cm" svg:y2="12cm">
          <text:p/>
        </draw:line>
        <draw:frame draw:style-name="gr12" draw:text-style-name="P10" draw:layer="layout" svg:width="1.5cm" svg:height="0.962cm" svg:x="0.5cm" svg:y="8.9cm">
          <draw:text-box>
            <text:p>s3</text:p>
          </draw:text-box>
        </draw:frame>
        <draw:custom-shape draw:style-name="gr7" draw:text-style-name="P7" draw:layer="layout" svg:width="3.712cm" svg:height="2cm" svg:x="5.288cm" svg:y="12.946cm">
          <text:p text:style-name="P6"><text:span text:style-name="T3">name ="MyApp"</text:span></text:p>
          <text:p text:style-name="P6"><text:span text:style-name="T3">att</text:span></text:p>
          <text:p text:style-name="P6"><text:span text:style-name="T3">...</text:span>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1.56cm" svg:height="0.725cm" svg:x="8.2cm" svg:y="12.453cm">
          <draw:text-box>
            <text:p><text:span text:style-name="T3">Class</text:span></text:p>
          </draw:text-box>
        </draw:frame>
        <draw:line draw:style-name="gr8" draw:text-style-name="P9" draw:layer="layout" svg:x1="7.5cm" svg:y1="13.946cm" svg:x2="18.888cm" svg:y2="12.446cm">
          <text:p/>
        </draw:line>
        <draw:line draw:style-name="gr14" draw:text-style-name="P9" draw:layer="layout" svg:x1="1.5cm" svg:y1="9.5cm" svg:x2="18.888cm" svg:y2="11.61cm">
          <text:p/>
        </draw:lin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custom-shape draw:style-name="gr2" draw:text-style-name="P2" draw:layer="layout" svg:width="7cm" svg:height="5cm" svg:x="17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886cm" svg:height="9.387cm" svg:x="21.73cm" svg:y="0.1cm">
          <draw:text-box>
            <text:p><text:span text:style-name="T1">class MyApp {</text:span></text:p>
            <text:p><text:span text:style-name="T1"><text:s text:c="3"/>…</text:span><text:span text:style-name="T6">main</text:span><text:span text:style-name="T1">… {</text:span></text:p>
            <text:p><text:span text:style-name="T1"><text:s text:c="7"/></text:span></text:p>
            <text:p><text:span text:style-name="T4"><text:s text:c="7"/></text:span><text:span text:style-name="T4">m();</text:span></text:p>
            <text:p><text:span text:style-name="T1"><text:s text:c="3"/></text:span><text:span text:style-name="T1">}</text:span></text:p>
            <text:p/>
            <text:p><text:span text:style-name="T1"><text:s text:c="3"/></text:span><text:span text:style-name="T1">static String </text:span><text:span text:style-name="T6">m()</text:span><text:span text:style-name="T1"> {</text:span></text:p>
            <text:p><text:span text:style-name="T6"><text:s text:c="7"/></text:span><text:span text:style-name="T6">String s = "mo";</text:span></text:p>
            <text:p><text:span text:style-name="T6"><text:s text:c="7"/></text:span><text:span text:style-name="T6">String s2 = s;</text:span></text:p>
            <text:p text:style-name="P3"><text:span text:style-name="T6"><text:s text:c="7"/></text:span><text:span text:style-name="T6">String s3 = "mo";</text:span></text:p>
            <text:p><text:span text:style-name="T4"><text:s text:c="7"/></text:span><text:span text:style-name="T4">String s4 = att; <text:s text:c="3"/></text:span><text:span text:style-name="T1"><text:s text:c="3"/></text:span></text:p>
            <text:p><text:span text:style-name="T1"><text:s text:c="7"/></text:span><text:span text:style-name="T1">return s.toString();</text:span></text:p>
            <text:p><text:span text:style-name="T1"><text:s text:c="3"/></text:span><text:span text:style-name="T1">}</text:span></text:p>
            <text:p/>
            <text:p><text:span text:style-name="T1"><text:s text:c="3"/></text:span><text:span text:style-name="T1">static String att = "mo";</text:span></text:p>
            <text:p><text:span text:style-name="T1">}</text:span></text:p>
          </draw:text-box>
        </draw:frame>
        <draw:custom-shape draw:style-name="gr4" draw:text-style-name="P7" draw:layer="layout" svg:width="2cm" svg:height="1cm" svg:x="18.888cm" svg:y="11.61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1.611cm" svg:height="0.725cm" svg:x="20cm" svg:y="11cm">
          <draw:text-box>
            <text:p><text:span text:style-name="T3">String</text:span></text:p>
          </draw:text-box>
        </draw:frame>
        <draw:custom-shape draw:style-name="gr5" draw:text-style-name="P7" draw:layer="layout" svg:width="1cm" svg:height="1cm" svg:x="21.6cm" svg:y="12cm">
          <text:p text:style-name="P6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cm" svg:height="1cm" svg:x="21.6cm" svg:y="13cm">
          <text:p text:style-name="P6"><text:span text:style-name="T3">o</text:span>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1.543cm" svg:height="0.725cm" svg:x="21.701cm" svg:y="11.401cm">
          <draw:text-box>
            <text:p><text:span text:style-name="T3">byte[]</text:span></text:p>
          </draw:text-box>
        </draw:frame>
        <draw:line draw:style-name="gr6" draw:text-style-name="P9" draw:layer="layout" svg:x1="20.5cm" svg:y1="12.2cm" svg:x2="21.6cm" svg:y2="12.7cm">
          <text:p/>
        </draw:line>
        <draw:frame draw:style-name="gr3" draw:text-style-name="P10" draw:layer="layout" svg:width="3.635cm" svg:height="0.962cm" svg:x="16.5cm" svg:y="9.5cm">
          <draw:text-box>
            <text:p>String-Pool</text:p>
          </draw:text-box>
        </draw:frame>
        <draw:line draw:style-name="gr9" draw:text-style-name="P9" draw:layer="layout" svg:x1="2cm" svg:y1="0.5cm" svg:x2="2cm" svg:y2="15.75cm">
          <text:p/>
        </draw:line>
        <draw:frame draw:style-name="gr3" draw:text-style-name="P11" draw:layer="layout" svg:width="1.992cm" svg:height="0.763cm" svg:x="0.1cm" svg:y="1.3cm">
          <draw:text-box>
            <text:p><text:span text:style-name="T5">STACK</text:span></text:p>
          </draw:text-box>
        </draw:frame>
        <draw:frame draw:style-name="gr3" draw:text-style-name="P10" draw:layer="layout" svg:width="0.82cm" svg:height="0.962cm" svg:x="0.5cm" svg:y="11.5cm">
          <draw:text-box>
            <text:p>s</text:p>
          </draw:text-box>
        </draw:frame>
        <draw:line draw:style-name="gr11" draw:text-style-name="P9" draw:layer="layout" svg:x1="1.32cm" svg:y1="12cm" svg:x2="18.888cm" svg:y2="12cm">
          <text:p/>
        </draw:line>
        <draw:frame draw:style-name="gr12" draw:text-style-name="P10" draw:layer="layout" svg:width="1.5cm" svg:height="0.962cm" svg:x="0.5cm" svg:y="10.3cm">
          <draw:text-box>
            <text:p>s2</text:p>
          </draw:text-box>
        </draw:frame>
        <draw:line draw:style-name="gr13" draw:text-style-name="P9" draw:layer="layout" svg:x1="1.5cm" svg:y1="11cm" svg:x2="18.888cm" svg:y2="12cm">
          <text:p/>
        </draw:line>
        <draw:frame draw:style-name="gr12" draw:text-style-name="P10" draw:layer="layout" svg:width="1.5cm" svg:height="0.962cm" svg:x="0.5cm" svg:y="8.9cm">
          <draw:text-box>
            <text:p>s3</text:p>
          </draw:text-box>
        </draw:frame>
        <draw:custom-shape draw:style-name="gr7" draw:text-style-name="P7" draw:layer="layout" svg:width="3.712cm" svg:height="2cm" svg:x="5.288cm" svg:y="12.946cm">
          <text:p text:style-name="P6"><text:span text:style-name="T3">name ="MyApp"</text:span></text:p>
          <text:p text:style-name="P6"><text:span text:style-name="T3">att</text:span></text:p>
          <text:p text:style-name="P6"><text:span text:style-name="T3">...</text:span>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1.56cm" svg:height="0.725cm" svg:x="8.2cm" svg:y="12.453cm">
          <draw:text-box>
            <text:p><text:span text:style-name="T3">Class</text:span></text:p>
          </draw:text-box>
        </draw:frame>
        <draw:line draw:style-name="gr8" draw:text-style-name="P9" draw:layer="layout" svg:x1="7.5cm" svg:y1="13.946cm" svg:x2="18.888cm" svg:y2="12.446cm">
          <text:p/>
        </draw:line>
        <draw:line draw:style-name="gr14" draw:text-style-name="P9" draw:layer="layout" svg:x1="1.5cm" svg:y1="9.556cm" svg:x2="18.888cm" svg:y2="11.666cm">
          <text:p/>
        </draw:line>
        <draw:frame draw:style-name="gr12" draw:text-style-name="P10" draw:layer="layout" svg:width="1.5cm" svg:height="0.962cm" svg:x="0.5cm" svg:y="7.9cm">
          <draw:text-box>
            <text:p>s4</text:p>
          </draw:text-box>
        </draw:frame>
        <draw:line draw:style-name="gr15" draw:text-style-name="P9" draw:layer="layout" svg:x1="1.5cm" svg:y1="8.5cm" svg:x2="18.888cm" svg:y2="11.666cm">
          <text:p/>
        </draw:lin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custom-shape draw:style-name="gr2" draw:text-style-name="P2" draw:layer="layout" svg:width="7cm" svg:height="5cm" svg:x="17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886cm" svg:height="9.387cm" svg:x="21.73cm" svg:y="0.1cm">
          <draw:text-box>
            <text:p><text:span text:style-name="T1">class MyApp {</text:span></text:p>
            <text:p><text:span text:style-name="T1"><text:s text:c="3"/>…</text:span><text:span text:style-name="T6">main</text:span><text:span text:style-name="T1">… {</text:span></text:p>
            <text:p><text:span text:style-name="T1"><text:s text:c="7"/></text:span></text:p>
            <text:p><text:span text:style-name="T4"><text:s text:c="7"/></text:span><text:span text:style-name="T4">m();</text:span></text:p>
            <text:p><text:span text:style-name="T1"><text:s text:c="3"/></text:span><text:span text:style-name="T1">}</text:span></text:p>
            <text:p/>
            <text:p><text:span text:style-name="T1"><text:s text:c="3"/></text:span><text:span text:style-name="T1">static String </text:span><text:span text:style-name="T6">m()</text:span><text:span text:style-name="T1"> {</text:span></text:p>
            <text:p><text:span text:style-name="T6"><text:s text:c="7"/></text:span><text:span text:style-name="T6">String s = "mo";</text:span></text:p>
            <text:p><text:span text:style-name="T6"><text:s text:c="7"/></text:span><text:span text:style-name="T6">String s2 = s;</text:span></text:p>
            <text:p text:style-name="P3"><text:span text:style-name="T6"><text:s text:c="7"/></text:span><text:span text:style-name="T6">String s3 = "mo";</text:span></text:p>
            <text:p><text:span text:style-name="T6"><text:s text:c="7"/></text:span><text:span text:style-name="T6">String s4 = att; <text:s text:c="6"/></text:span></text:p>
            <text:p><text:span text:style-name="T4"><text:s text:c="7"/></text:span><text:span text:style-name="T4">return s.toString();</text:span></text:p>
            <text:p><text:span text:style-name="T1"><text:s text:c="3"/></text:span><text:span text:style-name="T1">}</text:span></text:p>
            <text:p/>
            <text:p><text:span text:style-name="T1"><text:s text:c="3"/></text:span><text:span text:style-name="T1">static String att = "mo";</text:span></text:p>
            <text:p><text:span text:style-name="T1">}</text:span></text:p>
          </draw:text-box>
        </draw:frame>
        <draw:custom-shape draw:style-name="gr4" draw:text-style-name="P7" draw:layer="layout" svg:width="2cm" svg:height="1cm" svg:x="18.888cm" svg:y="11.61cm">
          <text:p text:style-name="P6"><text:span text:style-name="T3">value</text:span>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1.611cm" svg:height="0.725cm" svg:x="20cm" svg:y="11cm">
          <draw:text-box>
            <text:p><text:span text:style-name="T3">String</text:span></text:p>
          </draw:text-box>
        </draw:frame>
        <draw:custom-shape draw:style-name="gr5" draw:text-style-name="P7" draw:layer="layout" svg:width="1cm" svg:height="1cm" svg:x="21.6cm" svg:y="12cm">
          <text:p text:style-name="P6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cm" svg:height="1cm" svg:x="21.6cm" svg:y="13cm">
          <text:p text:style-name="P6"><text:span text:style-name="T3">o</text:span>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1.543cm" svg:height="0.725cm" svg:x="21.701cm" svg:y="11.401cm">
          <draw:text-box>
            <text:p><text:span text:style-name="T3">byte[]</text:span></text:p>
          </draw:text-box>
        </draw:frame>
        <draw:line draw:style-name="gr6" draw:text-style-name="P9" draw:layer="layout" svg:x1="20.5cm" svg:y1="12.2cm" svg:x2="21.6cm" svg:y2="12.7cm">
          <text:p/>
        </draw:line>
        <draw:frame draw:style-name="gr3" draw:text-style-name="P10" draw:layer="layout" svg:width="3.635cm" svg:height="0.962cm" svg:x="16.5cm" svg:y="9.5cm">
          <draw:text-box>
            <text:p>String-Pool</text:p>
          </draw:text-box>
        </draw:frame>
        <draw:line draw:style-name="gr9" draw:text-style-name="P9" draw:layer="layout" svg:x1="2cm" svg:y1="0.5cm" svg:x2="2cm" svg:y2="15.75cm">
          <text:p/>
        </draw:line>
        <draw:frame draw:style-name="gr3" draw:text-style-name="P11" draw:layer="layout" svg:width="1.992cm" svg:height="0.763cm" svg:x="0.1cm" svg:y="1.3cm">
          <draw:text-box>
            <text:p><text:span text:style-name="T5">STACK</text:span></text:p>
          </draw:text-box>
        </draw:frame>
        <draw:frame draw:style-name="gr3" draw:text-style-name="P10" draw:layer="layout" svg:width="0.82cm" svg:height="0.962cm" svg:x="0.5cm" svg:y="11.5cm">
          <draw:text-box>
            <text:p>s</text:p>
          </draw:text-box>
        </draw:frame>
        <draw:line draw:style-name="gr11" draw:text-style-name="P9" draw:layer="layout" svg:x1="1.32cm" svg:y1="12cm" svg:x2="18.888cm" svg:y2="12cm">
          <text:p/>
        </draw:line>
        <draw:frame draw:style-name="gr12" draw:text-style-name="P10" draw:layer="layout" svg:width="1.5cm" svg:height="0.962cm" svg:x="0.5cm" svg:y="10.3cm">
          <draw:text-box>
            <text:p>s2</text:p>
          </draw:text-box>
        </draw:frame>
        <draw:line draw:style-name="gr13" draw:text-style-name="P9" draw:layer="layout" svg:x1="1.5cm" svg:y1="11cm" svg:x2="18.888cm" svg:y2="12cm">
          <text:p/>
        </draw:line>
        <draw:frame draw:style-name="gr12" draw:text-style-name="P10" draw:layer="layout" svg:width="1.5cm" svg:height="0.962cm" svg:x="0.5cm" svg:y="8.9cm">
          <draw:text-box>
            <text:p>s3</text:p>
          </draw:text-box>
        </draw:frame>
        <draw:custom-shape draw:style-name="gr7" draw:text-style-name="P7" draw:layer="layout" svg:width="3.712cm" svg:height="2cm" svg:x="5.288cm" svg:y="12.946cm">
          <text:p text:style-name="P6"><text:span text:style-name="T3">name ="MyApp"</text:span></text:p>
          <text:p text:style-name="P6"><text:span text:style-name="T3">att</text:span></text:p>
          <text:p text:style-name="P6"><text:span text:style-name="T3">...</text:span>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1.56cm" svg:height="0.725cm" svg:x="8.2cm" svg:y="12.453cm">
          <draw:text-box>
            <text:p><text:span text:style-name="T3">Class</text:span></text:p>
          </draw:text-box>
        </draw:frame>
        <draw:line draw:style-name="gr8" draw:text-style-name="P9" draw:layer="layout" svg:x1="7.5cm" svg:y1="13.946cm" svg:x2="18.888cm" svg:y2="12.446cm">
          <text:p/>
        </draw:line>
        <draw:line draw:style-name="gr14" draw:text-style-name="P9" draw:layer="layout" svg:x1="1.5cm" svg:y1="9.556cm" svg:x2="18.888cm" svg:y2="11.666cm">
          <text:p/>
        </draw:line>
        <draw:frame draw:style-name="gr12" draw:text-style-name="P10" draw:layer="layout" svg:width="1.5cm" svg:height="0.962cm" svg:x="0.5cm" svg:y="7.9cm">
          <draw:text-box>
            <text:p>s4</text:p>
          </draw:text-box>
        </draw:frame>
        <draw:line draw:style-name="gr15" draw:text-style-name="P9" draw:layer="layout" svg:x1="1.5cm" svg:y1="8.5cm" svg:x2="18.888cm" svg:y2="11.666cm">
          <text:p/>
        </draw:line>
        <draw:frame draw:style-name="gr3" draw:text-style-name="P10" draw:layer="layout" svg:width="9.172cm" svg:height="4.517cm" svg:x="5cm" svg:y="1cm">
          <draw:text-box>
            <text:p>toString in der Klasse String ist</text:p>
            <text:p>so realisiert:</text:p>
            <text:p/>
            <text:p>public String toString() {</text:p>
            <text:p><text:s text:c="4"/>return this;</text:p>
            <text:p>}</text:p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18T12:26:06.165000000</meta:creation-date>
    <dc:date>2024-09-18T12:56:30.190000000</dc:date>
    <meta:editing-duration>PT25M11S</meta:editing-duration>
    <meta:editing-cycles>11</meta:editing-cycles>
    <meta:generator>LibreOffice/7.6.4.1$Windows_X86_64 LibreOffice_project/e19e193f88cd6c0525a17fb7a176ed8e6a3e2aa1</meta:generator>
    <meta:print-date>2024-09-18T12:55:32.541000000</meta:print-date>
    <meta:printed-by>PDF-Dateien</meta:printed-by>
    <meta:document-statistic meta:object-count="183"/>
  </office:meta>
</office:document-meta>
</file>